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594c" officeooo:paragraph-rsid="0000594c"/>
    </style:style>
    <style:style style:name="P2" style:family="paragraph" style:parent-style-name="Standard">
      <style:text-properties officeooo:rsid="0000594c" officeooo:paragraph-rsid="0000594c"/>
    </style:style>
    <style:style style:name="P3" style:family="paragraph" style:parent-style-name="Standard">
      <style:text-properties officeooo:rsid="0003c4b9" officeooo:paragraph-rsid="0003c4b9"/>
    </style:style>
    <style:style style:name="P4" style:family="paragraph" style:parent-style-name="Standard">
      <style:text-properties officeooo:rsid="0005ef62" officeooo:paragraph-rsid="0005ef62"/>
    </style:style>
    <style:style style:name="T1" style:family="text">
      <style:text-properties officeooo:rsid="0000caa1"/>
    </style:style>
    <style:style style:name="T2" style:family="text">
      <style:text-properties officeooo:rsid="0003c4b9"/>
    </style:style>
    <style:style style:name="T3" style:family="text">
      <style:text-properties officeooo:rsid="00043b3c"/>
    </style:style>
    <style:style style:name="T4" style:family="text">
      <style:text-properties officeooo:rsid="0005ef62"/>
    </style:style>
    <style:style style:name="T5" style:family="text">
      <style:text-properties officeooo:rsid="00063dec"/>
    </style:style>
    <style:style style:name="T6" style:family="text">
      <style:text-properties officeooo:rsid="0007afb9"/>
    </style:style>
    <style:style style:name="T7" style:family="text">
      <style:text-properties officeooo:rsid="0007b0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application’s vulnerabilities and their category in OWASP Top 10:</text:p>
      <text:p text:style-name="P1"/>
      <text:p text:style-name="P1">CSRF (A5 (Security Misconfiguration)) – Ignorance or absence of csrf tokens</text:p>
      <text:p text:style-name="P1">Injection (A3) – SQL injection</text:p>
      <text:p text:style-name="P1">Insecure Design (A4) – Insecure code (hardcoded entry or worse)</text:p>
      <text:p text:style-name="P1"><text:span text:style-name="T7">Identification and Authentication Failures</text:span> (A<text:span text:style-name="T7">7</text:span>) – <text:span text:style-name="T7">Session stays when backtracking</text:span></text:p>
      <text:p text:style-name="P1"/>
      <text:p text:style-name="P1">I have created a simple “streaming” website with movies and their comments. The site requires a login from users and doesn’t <text:span text:style-name="T1">show content unless a successful login has occurred. </text:span><text:span text:style-name="T2">Below I will list the vulnerabilities and their fixes.</text:span></text:p>
      <text:p text:style-name="P1"/>
      <text:p text:style-name="P3">A CSRF (cross-site request forgery) attack is possible, since my login view is unsafe with the decorator csrf_exempt. This allows threat actors to attack without the need to uncover any csrf token, making the login form’s POST method unsafe. This can be fixed by requiring the login view to handle a csrf token, which Django does automatically. This can also be enforced by importing the csrf_protect decorator instead of csrf_exempt.</text:p>
      <text:p text:style-name="P3"/>
      <text:p text:style-name="P3">In order to implement vulnerabilities for an SQL injection, one must query with raw SQL queries. This is possible in Django with objects’ raw()-method, for example User.objects.raw(“SELECT * FROM ...”). With this kind of setup, an attacker may perform a SQL injection, but since my application checks that the length of returned rows must equal <text:span text:style-name="T4">one</text:span>, attackers must find a query which returns 1 row. <text:span text:style-name="T3">This means the injection “admin’; --” results in the attacker logging in as admin (from the table stream_user, not auth_user) and the injection “’ OR 1=1 LIMIT 1; --” logs in as the first user in the table. These instructions can also be found in the project’s view.py file in the login method at row 24. The countermeasures for SQL injections include formatting the query such, that the attacker’s inputs are handled as raw parameters. Raw SQL queries however are not the best when it comes to users logging in. In this case my fix is to use Django’s authenticate()-method, which also handles CSRF-token inspection, fixing also the CSRF vulnerability, when removing csrf_exempt. Using Django’s authenticate()-method, users must be stored in the auth_user table, which is the correct way to store users, since passwords will be hashed.</text:span></text:p>
      <text:p text:style-name="P3"/>
      <text:p text:style-name="P4">Regarding insecure design, my code gives attackers information regarding their SQL injection. Let us say that the programmer wants to debug their website easier and decided to implement their login errors into their website. In this website’s case, the errors appear above the user input as follows: “Incorrect username or password”, when database returns zero rows, and “Error with login query: too many users returned”, when database returns more than one row. This allows attackers to deduce, that only one row must be returned (LIMIT 1 in SQLite). These types of vulnerabilities are easy to make, when a programmer doesn’t think further ahead and writes code for themselves. This can be fixed by having all error messages and other debugging messages appear server side. <text:span text:style-name="T5">Another fix would be to give away as little information as possible for what caused an error. Users only need to know that their login failed, which is also the reason why websites no longer tell which inputs caused an error. With MFA (Multi-Factor Authentication) logins are even more secure and in my opinion vital to sites, that handle sensitive customer data, such as credit cards or more. For one last example regarding error messages with logins, I will take Nordea Bank, since I have experience with them. Logging in to their services requires one to enter their unique login ID. If a user inputs their ID with an error, such as mistyping a digit, the login form will continue to ask for the MFA, even if no user has the ID provided. This </text:span><text:span text:style-name="T6">ensures attackers cannot try which IDs exists in the first place, and such practice should be implemented more of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1:24:19.197518308</meta:creation-date>
    <meta:editing-duration>PT4M5S</meta:editing-duration>
    <meta:editing-cycles>3</meta:editing-cycles>
    <meta:generator>LibreOffice/7.3.7.2$Linux_X86_64 LibreOffice_project/30$Build-2</meta:generator>
    <dc:date>2024-05-22T13:09:24.255454177</dc:date>
    <meta:document-statistic meta:table-count="0" meta:image-count="0" meta:object-count="0" meta:page-count="1" meta:paragraph-count="9" meta:word-count="631" meta:character-count="3855" meta:non-whitespace-character-count="3231"/>
  </office:meta>
</office:document-meta>
</file>